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455cm" fo:min-width="1.52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455cm" fo:min-width="0.205cm"/>
    </style:style>
    <style:style style:name="gr3" style:family="graphic" style:parent-style-name="objectwithoutfill">
      <style:graphic-properties draw:marker-end="Arrow" draw:marker-end-width="0.203cm" draw:fill="none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455cm" fo:min-width="3.465cm"/>
    </style:style>
    <style:style style:name="gr5" style:family="graphic" style:parent-style-name="objectwithoutfill">
      <style:graphic-properties draw:stroke="dash" draw:stroke-dash="Dashed_20__28_var_29_" draw:fill="none" draw:textarea-vertical-align="middle"/>
    </style:style>
    <style:style style:name="gr6" style:family="graphic" style:parent-style-name="FLUJO">
      <style:graphic-properties fo:min-height="0.39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315cm" svg:height="0.995cm" svg:x="4.619cm" svg:y="2.185cm">
          <text:p text:style-name="P1">I, N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995cm" svg:height="0.995cm" svg:x="4.867cm" svg:y="4.809cm">
          <text:p text:style-name="P1">F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5.368cm" svg:y1="3.179cm" svg:x2="5.36cm" svg:y2="4.809cm">
          <text:p/>
        </draw:line>
        <draw:line draw:style-name="gr3" draw:text-style-name="P3" draw:layer="layout" svg:x1="5.762cm" svg:y1="5.614cm" svg:x2="6.955cm" svg:y2="7.582cm">
          <text:p/>
        </draw:line>
        <draw:custom-shape draw:style-name="gr4" draw:text-style-name="P2" draw:layer="layout" svg:width="4.255cm" svg:height="0.995cm" svg:x="3.244cm" svg:y="9.871cm">
          <text:p text:style-name="P1">Resultados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7.252cm" svg:y1="8.386cm" svg:x2="5.833cm" svg:y2="9.889cm">
          <text:p/>
        </draw:line>
        <draw:line draw:style-name="gr5" draw:text-style-name="P3" draw:layer="layout" svg:x1="1.211cm" svg:y1="6.249cm" svg:x2="11.329cm" svg:y2="6.249cm">
          <text:p/>
        </draw:line>
        <draw:line draw:style-name="gr3" draw:text-style-name="P3" draw:layer="layout" svg:x1="6.172cm" svg:y1="3.179cm" svg:x2="7.336cm" svg:y2="7.392cm">
          <text:p/>
        </draw:line>
        <draw:custom-shape draw:style-name="gr2" draw:text-style-name="P2" draw:layer="layout" svg:width="0.995cm" svg:height="0.995cm" svg:x="6.87cm" svg:y="7.392cm">
          <text:p text:style-name="P1">F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.211cm" svg:y1="9.233cm" svg:x2="11.329cm" svg:y2="9.233cm">
          <text:p/>
        </draw:line>
        <draw:frame draw:style-name="RECURSOS" draw:layer="layout" svg:width="1.793cm" svg:height="0.725cm" svg:x="3.236cm" svg:y="4.915cm">
          <draw:text-box>
            <text:p>S(INC)</text:p>
          </draw:text-box>
        </draw:frame>
        <draw:frame draw:style-name="RECURSOS" draw:layer="layout" svg:width="1.158cm" svg:height="0.725cm" svg:x="7.787cm" svg:y="7.556cm">
          <draw:text-box>
            <text:p>CM</text:p>
          </draw:text-box>
        </draw:frame>
        <draw:frame draw:style-name="REGISTROS" draw:layer="layout" svg:width="0.677cm" svg:height="0.725cm" svg:x="5.834cm" svg:y="5.889cm">
          <draw:text-box>
            <text:p>I</text:p>
          </draw:text-box>
        </draw:frame>
        <draw:frame draw:style-name="REGISTROS" draw:layer="layout" svg:width="0.677cm" svg:height="0.725cm" svg:x="6.045cm" svg:y="8.831cm">
          <draw:text-box>
            <text:p>T</text:p>
          </draw:text-box>
        </draw:frame>
        <draw:frame draw:style-name="gr6" draw:layer="layout" svg:width="1.588cm" svg:height="0.645cm" svg:x="9.897cm" svg:y="5.731cm">
          <draw:text-box>
            <text:p>8 bits</text:p>
          </draw:text-box>
        </draw:frame>
        <draw:frame draw:style-name="gr6" draw:layer="layout" svg:width="1.588cm" svg:height="0.645cm" svg:x="9.897cm" svg:y="8.683cm">
          <draw:text-box>
            <text:p>1 bi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ECURSOS" style:family="graphic" style:parent-style-name="standard">
      <style:graphic-properties draw:stroke="none" draw:stroke-dash="Dashed_20__28_var_29__20_4" svg:stroke-color="#000000" draw:fill="none" draw:fill-color="#ffffff" draw:fill-gradient-name="Gradient_20_2" draw:fill-hatch-name="Hatching_20_1" draw:fill-image-name="Bitmap_20_1" draw:textarea-horizontal-align="left" draw:auto-grow-height="true" draw:auto-grow-width="true" fo:min-height="0cm" fo:min-width="0cm"/>
      <style:text-properties fo:color="#0000ff" fo:font-size="12pt"/>
    </style:style>
    <style:style style:name="REGISTROS" style:family="graphic" style:parent-style-name="standard">
      <style:graphic-properties draw:stroke="none" draw:stroke-dash="Dashed_20__28_var_29__20_4" svg:stroke-color="#000000" draw:fill="none" draw:fill-color="#ffffff" draw:fill-gradient-name="Gradient_20_2" draw:fill-hatch-name="Hatching_20_1" draw:fill-image-name="Bitmap_20_1" fo:min-height="0.195cm">
        <text:list-style style:name="REGISTRO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3333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LUJO" style:family="graphic" style:parent-style-name="standard">
      <style:graphic-properties draw:stroke="none" draw:stroke-dash="Dashed_20__28_var_29__20_4" svg:stroke-color="#000000" draw:fill="none" draw:fill-color="#ffffff" draw:fill-gradient-name="Gradient_20_2" draw:fill-hatch-name="Hatching_20_1" draw:fill-image-name="Bitmap_20_1" fo:min-height="0.342cm">
        <text:list-style style:name="FLUJO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9900" style:text-outline="false" style:text-line-through-style="none" style:text-line-through-type="none" style:text-position="0% 100%" style:font-name="Liberation Sans" fo:font-family="'Liberation Sans'" style:font-family-generic="roman" style:font-pitch="variable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5T01:49:13.668819226</meta:creation-date>
    <dc:date>2019-05-05T02:04:55.024686879</dc:date>
    <meta:editing-duration>PT15M39S</meta:editing-duration>
    <meta:editing-cycles>4</meta:editing-cycles>
    <meta:generator>LibreOffice/5.1.6.2$Linux_X86_64 LibreOffice_project/10m0$Build-2</meta:generator>
    <meta:document-statistic meta:object-count="16"/>
  </office:meta>
</office:document-meta>
</file>